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PersistenceSupport.XmlPersistence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PersistenceSupport.read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PersistenceSupport.write( File file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